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0a301" officeooo:paragraph-rsid="0000a301"/>
    </style:style>
    <style:style style:name="P2" style:family="paragraph" style:parent-style-name="Standard">
      <style:text-properties style:font-name="FreeMono" officeooo:rsid="0001fd13" officeooo:paragraph-rsid="0001fd13"/>
    </style:style>
    <style:style style:name="P3" style:family="paragraph" style:parent-style-name="Standard">
      <style:text-properties style:font-name="FreeMono" officeooo:rsid="00038cfe" officeooo:paragraph-rsid="00038cfe"/>
    </style:style>
    <style:style style:name="P4" style:family="paragraph" style:parent-style-name="Standard">
      <style:text-properties style:font-name="FreeMono" officeooo:rsid="0004f14a" officeooo:paragraph-rsid="0004f14a"/>
    </style:style>
    <style:style style:name="P5" style:family="paragraph" style:parent-style-name="Standard">
      <style:text-properties style:font-name="FreeMono" officeooo:rsid="0006bcee" officeooo:paragraph-rsid="0006bcee"/>
    </style:style>
    <style:style style:name="P6" style:family="paragraph" style:parent-style-name="Standard">
      <style:text-properties style:font-name="FreeMono" officeooo:rsid="0006f989" officeooo:paragraph-rsid="0006f989"/>
    </style:style>
    <style:style style:name="T1" style:family="text">
      <style:text-properties officeooo:rsid="000308a8"/>
    </style:style>
    <style:style style:name="T2" style:family="text">
      <style:text-properties officeooo:rsid="0004f14a"/>
    </style:style>
    <style:style style:name="T3" style:family="text">
      <style:text-properties officeooo:rsid="0006bcee"/>
    </style:style>
    <style:style style:name="T4" style:family="text">
      <style:text-properties officeooo:rsid="0006f9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Homework 17</text:p>
      <text:p text:style-name="P1"/>
      <text:p text:style-name="P2">1a.<text:tab/><text:span text:style-name="T1">I wasn't aware that specific species of mosquito were responsible for carrying disease, though the description of urbanization creating better breeding grounds for mosquitoes makes sense.</text:span></text:p>
      <text:p text:style-name="P2"/>
      <text:p text:style-name="P3">1b.<text:tab/><text:span text:style-name="T2">I knew that a adults could get Zika and carry it without showing symptoms, but wasn't aware of the Zika virus's effect on newborns with regards to cognitive development and motor function.</text:span></text:p>
      <text:p text:style-name="P3"/>
      <text:p text:style-name="P4">1c.<text:tab/><text:span text:style-name="T3">The notes about economic impact are interesting, especially how both the preventative measures of lowering the population's number of pregnancies for a few years and the effects of Zika can both take a toll on an affected nation's productivity.</text:span></text:p>
      <text:p text:style-name="P4"/>
      <text:p text:style-name="P5">2a.<text:tab/>We've discussed how health issues tie into economic development, and that better health keeps people working. <text:span text:style-name="T4">Zika seems alarming because some of the economic impact won't be felt for another two decades after the fact.</text:span></text:p>
      <text:p text:style-name="P5"/>
      <text:p text:style-name="P6">2b.<text:tab/>I think the infrastructure and tools to help support persons growing up with disabilities due to Zika will play an important role in reducing the damage this virus has done. Just like how we have support groups for ALS here in Huntsville, I think there will be comparable organizations for children with microcephaly.</text:p>
      <text:p text:style-name="P6"/>
      <text:p text:style-name="P6">3.<text:tab/>Microcephaly is a new term to me, and I'd like to know more about the connection between Zika and it, how Zika really affects those infected, and how people are being treated or diagno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09:57:04.522237347</meta:creation-date>
    <dc:date>2016-11-17T10:46:55.083721614</dc:date>
    <meta:editing-duration>PT49M50S</meta:editing-duration>
    <meta:editing-cycles>7</meta:editing-cycles>
    <meta:generator>LibreOffice/5.2.3.3$Linux_X86_64 LibreOffice_project/20m0$Build-3</meta:generator>
    <meta:document-statistic meta:table-count="0" meta:image-count="0" meta:object-count="0" meta:page-count="1" meta:paragraph-count="9" meta:word-count="230" meta:character-count="1398" meta:non-whitespace-character-count="1177"/>
  </office:meta>
</office:document-meta>
</file>